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5-03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4-11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4-04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3-12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3-04-19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2-11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2-04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1-12-0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1-05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628" calcext:value-type="float">
            <text:p>80.7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221164307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8" meta:object-count="0"/>
    <meta:user-defined meta:name="AppVersion">3.0</meta:user-defined>
  </office:meta>
</office:document-meta>
</file>